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808080" style:font-name="Monospace" fo:font-size="10pt" style:font-name-asian="Monospace" style:font-size-asian="10pt" style:font-name-complex="Monospace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80" style:font-name="Monospace" fo:font-size="10pt" style:font-name-asian="Monospace" style:font-size-asian="10pt" style:font-name-complex="Monospace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color="#000000"/>
    </style:style>
    <style:style style:name="T2" style:family="text">
      <style:text-properties fo:color="#00008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>Mega Tag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Layout Tags</text:p>
      <text:p text:style-name="Standard"/>
      <text:p text:style-name="Standard">mega-layout.tld</text:p>
      <text:p text:style-name="Standard"/>
      <text:p text:style-name="P1">&lt;!DOCTYPE taglib PUBLIC "-//Sun Microsystems, Inc.//DTD JSP Tag Library 1.2//EN" "http://java.sun.com/dtd/web-jsptaglibrary_1_2.dtd"&gt;</text:p>
      <text:p text:style-name="P3">&lt;taglib&gt;</text:p>
      <text:p text:style-name="P2"/>
      <text:p text:style-name="P2"><text:span text:style-name="T1"><text:tab/></text:span><text:span text:style-name="T2">&lt;tlib-version&gt;</text:span><text:span text:style-name="T1">1.0</text:span><text:span text:style-name="T2">&lt;/tlib-version&gt;</text:span></text:p>
      <text:p text:style-name="P2"><text:span text:style-name="T1"><text:tab/></text:span><text:span text:style-name="T2">&lt;jsp-version&gt;</text:span><text:span text:style-name="T1">1.2</text:span><text:span text:style-name="T2">&lt;/jsp-version&gt;</text:span></text:p>
      <text:p text:style-name="P2"><text:span text:style-name="T1"><text:tab/></text:span><text:span text:style-name="T2">&lt;short-name&gt;</text:span><text:span text:style-name="T1">layout</text:span><text:span text:style-name="T2">&lt;/short-name&gt;</text:span></text:p>
      <text:p text:style-name="P2"><text:span text:style-name="T1"><text:tab/></text:span><text:span text:style-name="T2">&lt;uri&gt;</text:span><text:span text:style-name="T1">http://mega.dev.java.net/tags/layout</text:span><text:span text:style-name="T2">&lt;/uri&gt;</text:span></text:p>
      <text:p text:style-name="P2"><text:span text:style-name="T1"><text:tab/></text:span><text:span text:style-name="T2">&lt;display-name&gt;</text:span><text:span text:style-name="T1">MEGA Layout TagLib</text:span><text:span text:style-name="T2">&lt;/display-name&gt;</text:span></text:p>
      <text:p text:style-name="P2"><text:span text:style-name="T1"><text:tab/></text:span><text:span text:style-name="T2">&lt;description&gt;</text:span><text:span text:style-name="T1">MEGA Web Framework - Layout TagLib</text:span><text:span text:style-name="T2">&lt;/description&gt;</text:span></text:p>
      <text:p text:style-name="P2"/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block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layout.tag.Block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empty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/text:span><text:span text:style-name="T2">&lt;/tag&gt;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insert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layout.tag.Insert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ageLayout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string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layout.tag.StringBlock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empty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block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valu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/text:span><text:span text:style-name="T2">&lt;/tag&gt;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messageKey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layout.tag.MessageKeyBlock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empty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block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valu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/text:span><text:span text:style-name="T2">&lt;/tag&gt;</text:span><text:span text:style-name="T1"><text:tab/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path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layout.tag.PathBlock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empty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block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valu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2"/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content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layout.tag.ContentBlock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block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/text:span><text:span text:style-name="T2">&lt;/tag&gt;</text:span><text:span text:style-name="T1"><text:tab/><text:tab/></text:span></text:p>
      <text:p text:style-name="P3">&lt;/taglib&gt;</text:p>
      <text:p text:style-name="Standard"/>
      <text:p text:style-name="Standard"/>
      <text:p text:style-name="Standard">block</text:p>
      <text:p text:style-name="Standard">content</text:p>
      <text:p text:style-name="Standard">insert</text:p>
      <text:p text:style-name="Standard">messageKey</text:p>
      <text:p text:style-name="Standard">path</text:p>
      <text:p text:style-name="Standard">string</text:p>
      <text:p text:style-name="Standard"/>
      <text:p text:style-name="Standard"/>
      <text:p text:style-name="Standard"/>
      <text:p text:style-name="Standard"/>
      <text:p text:style-name="Standard">Other Tags</text:p>
      <text:p text:style-name="Standard"/>
      <text:p text:style-name="Standard">mega-tags.tld</text:p>
      <text:p text:style-name="Standard"/>
      <text:p text:style-name="P1">&lt;!DOCTYPE taglib PUBLIC "-//Sun Microsystems, Inc.//DTD JSP Tag Library 1.2//EN" "http://java.sun.com/dtd/web-jsptaglibrary_1_2.dtd"&gt;</text:p>
      <text:p text:style-name="P3">&lt;taglib&gt;</text:p>
      <text:p text:style-name="P2"/>
      <text:p text:style-name="P2"><text:span text:style-name="T1"><text:tab/></text:span><text:span text:style-name="T2">&lt;tlib-version&gt;</text:span><text:span text:style-name="T1">1.0</text:span><text:span text:style-name="T2">&lt;/tlib-version&gt;</text:span></text:p>
      <text:p text:style-name="P2"><text:span text:style-name="T1"><text:tab/></text:span><text:span text:style-name="T2">&lt;jsp-version&gt;</text:span><text:span text:style-name="T1">1.2</text:span><text:span text:style-name="T2">&lt;/jsp-version&gt;</text:span></text:p>
      <text:p text:style-name="P2"><text:span text:style-name="T1"><text:tab/></text:span><text:span text:style-name="T2">&lt;short-name&gt;</text:span><text:span text:style-name="T1">tag</text:span><text:span text:style-name="T2">&lt;/short-name&gt;</text:span></text:p>
      <text:p text:style-name="P2"><text:span text:style-name="T1"><text:tab/></text:span><text:span text:style-name="T2">&lt;uri&gt;</text:span><text:span text:style-name="T1">http://mega.dev.java.net/tags/tag</text:span><text:span text:style-name="T2">&lt;/uri&gt;</text:span></text:p>
      <text:p text:style-name="P2"><text:span text:style-name="T1"><text:tab/></text:span><text:span text:style-name="T2">&lt;display-name&gt;</text:span><text:span text:style-name="T1">MEGA Tag TagLib</text:span><text:span text:style-name="T2">&lt;/display-name&gt;</text:span></text:p>
      <text:p text:style-name="P2"><text:span text:style-name="T1"><text:tab/></text:span><text:span text:style-name="T2">&lt;description&gt;</text:span><text:span text:style-name="T1">MEGA Web Framework - Tag TagLib</text:span><text:span text:style-name="T2">&lt;/description&gt;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form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Form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link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navigation.Link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action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metho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/text:span></text:p>
      <text:p text:style-name="P2"><text:span text:style-name="T1"><text:tab/></text:span><text:span text:style-name="T2">&lt;/tag&gt;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parameter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navigation.Parameter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text:span text:style-name="T1"><text:tab/><text:tab/></text:span></text:p>
      <text:p text:style-name="P2"><text:span text:style-name="T1"><text:tab/></text:span><text:span text:style-name="T2">&lt;/tag&gt;</text:span><text:span text:style-name="T1"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attribute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model.Attribute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/text:span><text:span text:style-name="T2">&lt;/tag&gt;</text:span><text:span text:style-name="T1"><text:tab/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navigate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navigation.Navigation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empty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forwar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redirect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text:tab/><text:tab/><text:tab/></text:span></text:p>
      <text:p text:style-name="P2"><text:span text:style-name="T1"><text:tab/></text:span><text:span text:style-name="T2">&lt;/tag&gt;</text:span><text:span text:style-name="T1"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comboBox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ComboBox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text:tab/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listBox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ListBox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iz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text:tab/><text:tab/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options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Options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empty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valu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label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text:tab/><text:tab/><text:tab/><text:tab/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inputText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InputText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iz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text:tab/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maxLength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radioButton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RadioButton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/text:span><text:span text:style-name="T2">&lt;/tag&gt;</text:span><text:span text:style-name="T1"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inputPassword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InputPassword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iz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text:tab/><text:tab/><text:tab/><text:tab/><text:tab/><text:tab/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maxLength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/text:span><text:span text:style-name="T2">&lt;/tag&gt;</text:span><text:span text:style-name="T1"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checkBox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CheckBox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/text:span><text:span text:style-name="T2">&lt;/tag&gt;</text:span><text:span text:style-name="T1"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file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File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iz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/text:span><text:span text:style-name="T2">&lt;/tag&gt;</text:span><text:span text:style-name="T1"><text:tab/><text:tab/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multiCheck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MultiCheckBox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/text:span><text:span text:style-name="T2">&lt;/tag&gt;</text:span><text:span text:style-name="T1"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submit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Submit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metho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/text:span><text:span text:style-name="T2">&lt;/tag&gt;</text:span><text:span text:style-name="T1"><text:tab/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submitLink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LinkSubmit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metho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/text:span><text:span text:style-name="T2">&lt;/tag&gt;</text:span><text:span text:style-name="T1"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submitHTML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HTMLSubmit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g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metho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/text:span><text:span text:style-name="T2">&lt;/tag&gt;</text:span><text:span text:style-name="T1"><text:tab/><text:tab/><text:tab/><text:tab/><text:tab/><text:tab/><text:tab/></text:span></text:p>
      <text:p text:style-name="P4"><text:tab/></text:p>
      <text:p text:style-name="P2"><text:span text:style-name="T1"><text:tab/></text:span><text:span text:style-name="T2">&lt;tag&gt;</text:span></text:p>
      <text:p text:style-name="P2"><text:span text:style-name="T1"><text:tab/><text:tab/></text:span><text:span text:style-name="T2">&lt;name&gt;</text:span><text:span text:style-name="T1">textarea</text:span><text:span text:style-name="T2">&lt;/name&gt;</text:span></text:p>
      <text:p text:style-name="P2"><text:span text:style-name="T1"><text:tab/><text:tab/></text:span><text:span text:style-name="T2">&lt;tag-class&gt;</text:span><text:span text:style-name="T1">net.java.mega.tags.form.TextAreaTag</text:span><text:span text:style-name="T2">&lt;/tag-class&gt;</text:span></text:p>
      <text:p text:style-name="P2"><text:span text:style-name="T1"><text:tab/><text:tab/></text:span><text:span text:style-name="T2">&lt;body-content&gt;</text:span><text:span text:style-name="T1">JSP</text:span><text:span text:style-name="T2">&lt;/body-content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id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styl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lassName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tabIndex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fals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property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cols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/text:p>
      <text:p text:style-name="P2"><text:span text:style-name="T1"><text:tab/><text:tab/></text:span><text:span text:style-name="T2">&lt;attribute&gt;</text:span></text:p>
      <text:p text:style-name="P2"><text:span text:style-name="T1"><text:tab/><text:tab/><text:tab/></text:span><text:span text:style-name="T2">&lt;name&gt;</text:span><text:span text:style-name="T1">rows</text:span><text:span text:style-name="T2">&lt;/name&gt;</text:span></text:p>
      <text:p text:style-name="P2"><text:span text:style-name="T1"><text:tab/><text:tab/><text:tab/></text:span><text:span text:style-name="T2">&lt;required&gt;</text:span><text:span text:style-name="T1">true</text:span><text:span text:style-name="T2">&lt;/required&gt;</text:span></text:p>
      <text:p text:style-name="P2"><text:span text:style-name="T1"><text:tab/><text:tab/><text:tab/></text:span><text:span text:style-name="T2">&lt;rtexprvalue&gt;</text:span><text:span text:style-name="T1">false</text:span><text:span text:style-name="T2">&lt;/rtexprvalue&gt;</text:span></text:p>
      <text:p text:style-name="P2"><text:span text:style-name="T1"><text:tab/><text:tab/></text:span><text:span text:style-name="T2">&lt;/attribute&gt;</text:span><text:span text:style-name="T1"><text:tab/><text:tab/><text:tab/><text:tab/><text:tab/></text:span></text:p>
      <text:p text:style-name="P2"><text:span text:style-name="T1"><text:tab/></text:span><text:span text:style-name="T2">&lt;/tag&gt;</text:span></text:p>
      <text:p text:style-name="P4"><text:tab/><text:tab/></text:p>
      <text:p text:style-name="P3">&lt;/taglib&gt;</text:p>
      <text:p text:style-name="Standard"/>
      <text:p text:style-name="Standard"/>
      <text:p text:style-name="Standard">attribute</text:p>
      <text:p text:style-name="Standard">checkBox</text:p>
      <text:p text:style-name="Standard">comboBox</text:p>
      <text:p text:style-name="Standard">file</text:p>
      <text:p text:style-name="Standard">form</text:p>
      <text:p text:style-name="Standard">inputPassword</text:p>
      <text:p text:style-name="Standard">inputText</text:p>
      <text:p text:style-name="Standard">link</text:p>
      <text:p text:style-name="Standard">listBox</text:p>
      <text:p text:style-name="Standard">multiCheck</text:p>
      <text:p text:style-name="Standard">navigate</text:p>
      <text:p text:style-name="Standard">options</text:p>
      <text:p text:style-name="Standard">parameter</text:p>
      <text:p text:style-name="Standard">radioButton</text:p>
      <text:p text:style-name="Standard">submit</text:p>
      <text:p text:style-name="Standard">submitHTML</text:p>
      <text:p text:style-name="Standard">submitLink</text:p>
      <text:p text:style-name="Standard">textare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Arial Unicode MS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Gonçalo Pereira</meta:initial-creator>
    <meta:creation-date>2008-02-08T15:11:38</meta:creation-date>
    <dc:creator>Gonçalo Pereira</dc:creator>
    <dc:date>2008-02-15T09:08:38</dc:date>
    <dc:language>pt-PT</dc:language>
    <meta:editing-cycles>5</meta:editing-cycles>
    <meta:editing-duration>PT20M5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2" meta:paragraph-count="655" meta:word-count="1531" meta:character-count="14983"/>
  </office:meta>
</office:document-meta>
</file>